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6.07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s_Ecoli_1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1012" table:default-cell-style-name="Default"/>
        <table:table-row table:style-name="ro1">
          <table:table-cell table:style-name="ce1"/>
          <table:table-cell table:style-name="ce1" office:value-type="string" calcext:value-type="string">
            <text:p>partition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22941793032842" calcext:value-type="float">
            <text:p>0,722941793</text:p>
          </table:table-cell>
          <table:table-cell office:value-type="float" office:value="0.777070063694268" calcext:value-type="float">
            <text:p>0,7770700637</text:p>
          </table:table-cell>
          <table:table-cell office:value-type="float" office:value="0.726190476190476" calcext:value-type="float">
            <text:p>0,7261904762</text:p>
          </table:table-cell>
          <table:table-cell office:value-type="float" office:value="0.96" calcext:value-type="float">
            <text:p>0,96</text:p>
          </table:table-cell>
          <table:table-cell office:value-type="float" office:value="0.908854166666667" calcext:value-type="float">
            <text:p>0,9088541667</text:p>
          </table:table-cell>
          <table:table-cell office:value-type="float" office:value="0.835616438356164" calcext:value-type="float">
            <text:p>0,8356164384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90254393553238" calcext:value-type="float">
            <text:p>0,6902543936</text:p>
          </table:table-cell>
          <table:table-cell office:value-type="float" office:value="0.757575757575758" calcext:value-type="float">
            <text:p>0,7575757576</text:p>
          </table:table-cell>
          <table:table-cell office:value-type="float" office:value="0.892857142857143" calcext:value-type="float">
            <text:p>0,8928571429</text:p>
          </table:table-cell>
          <table:table-cell office:value-type="float" office:value="0.87" calcext:value-type="float">
            <text:p>0,87</text:p>
          </table:table-cell>
          <table:table-cell office:value-type="float" office:value="875" calcext:value-type="float">
            <text:p>875</text:p>
          </table:table-cell>
          <table:table-cell office:value-type="float" office:value="0.657894736842105" calcext:value-type="float">
            <text:p>0,6578947368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69015354453092" calcext:value-type="float">
            <text:p>0,7690153545</text:p>
          </table:table-cell>
          <table:table-cell office:value-type="float" office:value="0.819148936170213" calcext:value-type="float">
            <text:p>0,8191489362</text:p>
          </table:table-cell>
          <table:table-cell office:value-type="float" office:value="0.916666666666667" calcext:value-type="float">
            <text:p>0,9166666667</text:p>
          </table:table-cell>
          <table:table-cell office:value-type="float" office:value="0.91" calcext:value-type="float">
            <text:p>0,91</text:p>
          </table:table-cell>
          <table:table-cell office:value-type="float" office:value="0.911458333333333" calcext:value-type="float">
            <text:p>0,9114583333</text:p>
          </table:table-cell>
          <table:table-cell office:value-type="float" office:value="0.740384615384615" calcext:value-type="float">
            <text:p>0,7403846154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273" calcext:value-type="float">
            <text:p>273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54171697832754" calcext:value-type="float">
            <text:p>0,7541716978</text:p>
          </table:table-cell>
          <table:table-cell office:value-type="float" office:value="0.807228915662651" calcext:value-type="float">
            <text:p>0,8072289157</text:p>
          </table:table-cell>
          <table:table-cell office:value-type="float" office:value="0.797619047619048" calcext:value-type="float">
            <text:p>0,7976190476</text:p>
          </table:table-cell>
          <table:table-cell office:value-type="float" office:value="0.95" calcext:value-type="float">
            <text:p>0,95</text:p>
          </table:table-cell>
          <table:table-cell office:value-type="float" office:value="0.916666666666667" calcext:value-type="float">
            <text:p>0,9166666667</text:p>
          </table:table-cell>
          <table:table-cell office:value-type="float" office:value="0.817073170731707" calcext:value-type="float">
            <text:p>0,8170731707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663273016098637" calcext:value-type="float">
            <text:p>0,6632730161</text:p>
          </table:table-cell>
          <table:table-cell office:value-type="float" office:value="0.733333333333333" calcext:value-type="float">
            <text:p>0,7333333333</text:p>
          </table:table-cell>
          <table:table-cell office:value-type="float" office:value="0.916666666666667" calcext:value-type="float">
            <text:p>0,9166666667</text:p>
          </table:table-cell>
          <table:table-cell office:value-type="float" office:value="0.836666666666667" calcext:value-type="float">
            <text:p>0,8366666667</text:p>
          </table:table-cell>
          <table:table-cell office:value-type="float" office:value="0.854166666666667" calcext:value-type="float">
            <text:p>0,8541666667</text:p>
          </table:table-cell>
          <table:table-cell office:value-type="float" office:value="0.611111111111111" calcext:value-type="float">
            <text:p>0,6111111111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table:formula="of:=AVERAGE([.C2:.C6])" office:value-type="float" office:value="0.719931250994113" calcext:value-type="float">
            <text:p>0,719931251</text:p>
          </table:table-cell>
          <table:table-cell table:style-name="ce2" table:formula="of:=AVERAGE([.D2:.D6])" office:value-type="float" office:value="0.778871401287244" calcext:value-type="float">
            <text:p>0,7788714013</text:p>
          </table:table-cell>
          <table:table-cell table:style-name="ce2" table:formula="of:=AVERAGE([.E2:.E6])" office:value-type="float" office:value="0.85" calcext:value-type="float">
            <text:p>0,85</text:p>
          </table:table-cell>
          <table:table-cell table:style-name="ce2" table:formula="of:=AVERAGE([.F2:.F6])" office:value-type="float" office:value="0.905333333333333" calcext:value-type="float">
            <text:p>0,9053333333</text:p>
          </table:table-cell>
          <table:table-cell table:style-name="ce2" table:formula="of:=AVERAGE([.G2:.G6])" office:value-type="float" office:value="175.718229166667" calcext:value-type="float">
            <text:p>175,7182291667</text:p>
          </table:table-cell>
          <table:table-cell table:style-name="ce2" table:formula="of:=AVERAGE([.H2:.H6])" office:value-type="float" office:value="0.732416014485141" calcext:value-type="float">
            <text:p>0,7324160145</text:p>
          </table:table-cell>
          <table:table-cell table:style-name="ce2" table:formula="of:=AVERAGE([.I2:.I6])" office:value-type="float" office:value="71.4" calcext:value-type="float">
            <text:p>71,4</text:p>
          </table:table-cell>
          <table:table-cell table:style-name="ce2" table:formula="of:=AVERAGE([.J2:.J6])" office:value-type="float" office:value="28.4" calcext:value-type="float">
            <text:p>28,4</text:p>
          </table:table-cell>
          <table:table-cell table:style-name="ce2" table:formula="of:=AVERAGE([.K2:.K6])" office:value-type="float" office:value="271.6" calcext:value-type="float">
            <text:p>271,6</text:p>
          </table:table-cell>
          <table:table-cell table:style-name="ce2" table:formula="of:=AVERAGE([.L2:.L6])" office:value-type="float" office:value="12.6" calcext:value-type="float">
            <text:p>12,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table:formula="of:=STDEV([.C2:.C6])" office:value-type="float" office:value="0.0438223465382832" calcext:value-type="float">
            <text:p>0,0438223465</text:p>
          </table:table-cell>
          <table:table-cell table:style-name="ce2" table:formula="of:=STDEV([.D2:.D6])" office:value-type="float" office:value="0.0352026040549047" calcext:value-type="float">
            <text:p>0,0352026041</text:p>
          </table:table-cell>
          <table:table-cell table:style-name="ce2" table:formula="of:=STDEV([.E2:.E6])" office:value-type="float" office:value="0.0848501413390736" calcext:value-type="float">
            <text:p>0,0848501413</text:p>
          </table:table-cell>
          <table:table-cell table:style-name="ce2" table:formula="of:=STDEV([.F2:.F6])" office:value-type="float" office:value="0.052366231697748" calcext:value-type="float">
            <text:p>0,0523662317</text:p>
          </table:table-cell>
          <table:table-cell table:style-name="ce2" table:formula="of:=STDEV([.G2:.G6])" office:value-type="float" office:value="390.910394573781" calcext:value-type="float">
            <text:p>390,9103945738</text:p>
          </table:table-cell>
          <table:table-cell table:style-name="ce2" table:formula="of:=STDEV([.H2:.H6])" office:value-type="float" office:value="0.0976587945288885" calcext:value-type="float">
            <text:p>0,0976587945</text:p>
          </table:table-cell>
          <table:table-cell table:style-name="ce2" table:formula="of:=STDEV([.I2:.I6])" office:value-type="float" office:value="7.12741187248218" calcext:value-type="float">
            <text:p>7,1274118725</text:p>
          </table:table-cell>
          <table:table-cell table:style-name="ce2" table:formula="of:=STDEV([.J2:.J6])" office:value-type="float" office:value="15.7098695093244" calcext:value-type="float">
            <text:p>15,7098695093</text:p>
          </table:table-cell>
          <table:table-cell table:style-name="ce2" table:formula="of:=STDEV([.K2:.K6])" office:value-type="float" office:value="15.7098695093244" calcext:value-type="float">
            <text:p>15,7098695093</text:p>
          </table:table-cell>
          <table:table-cell table:style-name="ce2" table:formula="of:=STDEV([.L2:.L6])" office:value-type="float" office:value="7.12741187248218" calcext:value-type="float">
            <text:p>7,1274118725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5T17:07:18.217118360</dc:date>
    <meta:editing-duration>PT3M14S</meta:editing-duration>
    <meta:editing-cycles>2</meta:editing-cycles>
    <meta:generator>LibreOffice/5.1.6.2$Linux_X86_64 LibreOffice_project/10m0$Build-2</meta:generator>
    <meta:document-statistic meta:table-count="1" meta:cell-count="91" meta:object-count="0"/>
  </office:meta>
</office:document-meta>
</file>